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2" style:family="paragraph" style:parent-style-name="Text_20_body">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3" style:family="paragraph" style:parent-style-name="Heading_20_3">
      <style:text-properties fo:font-variant="normal" fo:text-transform="none" fo:color="#333333" style:font-name="Open Sans" fo:letter-spacing="normal" fo:font-style="normal" fo:font-weight="bold"/>
    </style:style>
    <style:style style:name="P4" style:family="paragraph" style:parent-style-name="Text_20_body" style:list-style-name="L1">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5" style:family="paragraph" style:parent-style-name="Text_20_body" style:list-style-name="L1">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T1" style:family="text">
      <style:text-properties fo:font-variant="normal" fo:text-transform="none" fo:color="#333333" style:font-name="Open Sans" fo:letter-spacing="normal" fo:font-style="normal"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Facebook Design Teardown</text:h>
      <text:p text:style-name="Text_20_body"><text:line-break/><text:span text:style-name="T1">Photos Page</text:span></text:p>
      <text:list xml:id="list8520832002254714285" text:style-name="L1">
        <text:list-item>
          <text:p text:style-name="P4">Go to each of the links above and immediately squint your eyes so you can't really see what they say.</text:p>
        </text:list-item>
      </text:list>
      <text:p text:style-name="P1"/>
      <text:list xml:id="list1448853033" text:continue-numbering="true" text:style-name="L1">
        <text:list-item>
          <text:p text:style-name="P4">Sketch on a sheet of paper what the approximate visual hierarchy looks like -- what areas are denser and what areas are more sparse?</text:p>
        </text:list-item>
      </text:list>
      <text:p text:style-name="P1"/>
      <text:p text:style-name="P1">For this page, Facebook, by default, scrolls the user below the profile picture and cover photo, which is great, as those two images are very prominent and will otherwise dominate the page, as they do in the About page. <text:s/>Defaulting the user's view of the page to begin right below them contributes greatly towards allowing the user to achieve their critical goal and avoid distractions.</text:p>
      <text:p text:style-name="P1"/>
      <text:list xml:id="list1161312574" text:continue-numbering="true" text:style-name="L1">
        <text:list-item>
          <text:p text:style-name="P4">Open your eyes and ask yourself "who is the most likely user of this page?"</text:p>
        </text:list-item>
      </text:list>
      <text:p text:style-name="P1"/>
      <text:p text:style-name="P1">A user wanting to look at photos posted by the owner of the profile.</text:p>
      <text:p text:style-name="P1"/>
      <text:list xml:id="list307023911" text:continue-numbering="true" text:style-name="L1">
        <text:list-item>
          <text:p text:style-name="P4">What is that user's critical goal on that page?</text:p>
        </text:list-item>
      </text:list>
      <text:p text:style-name="P1"/>
      <text:p text:style-name="P1">Looking at photos posted by the owner of the profile, for example, photos in albums.</text:p>
      <text:p text:style-name="P1"/>
      <text:list xml:id="list353128712" text:continue-numbering="true" text:style-name="L1">
        <text:list-item>
          <text:p text:style-name="P4">Does the visual hierarchy you sketched lead to that goal?</text:p>
        </text:list-item>
      </text:list>
      <text:p text:style-name="P1"/>
      <text:p text:style-name="P1">Absolutely. <text:s/>The very first thing the user sees are photos, lots of them, organized so that they take up the majority of the page. <text:s/>The second thing the eye is drawn to are the ads on the side, and then the blue navigation bar on top, but that's o.k., because they are a distant second and third in regards to the attention they draw. <text:s/>The user here is very likely to get an initial impression that is satisfactory.</text:p>
      <text:p text:style-name="P1"/>
      <text:list xml:id="list2142406199" text:continue-numbering="true" text:style-name="L1">
        <text:list-item>
          <text:p text:style-name="P4">Do the relationships between the elements lead you to that goal (remember your CRAP principles)?</text:p>
        </text:list-item>
      </text:list>
      <text:p text:style-name="P1"/>
      <text:p text:style-name="P1">Yes. <text:s/>First, the most color on the page belongs to the photos that take up the majority of the page, attracting the user's eye to the desired content. <text:s/>Next, repetition is used very well, with pictures being repeated in a pleasing, orderly manner across the page, as well as the layout of the page being consistent with other Facebook pages. <text:s/>Alignment is used very well, with the entire page, as well as the individual photos themselves, being carefully aligned. <text:s/>Finally position is also used very well, with the photos being positioned relative to each other in a way that is pleasing to the eye, there is a symmetry to certain sections of the layout.</text:p>
      <text:p text:style-name="P1"/>
      <text:list xml:id="list1168137620" text:continue-numbering="true" text:style-name="L1">
        <text:list-item>
          <text:p text:style-name="P4">What font families are most prominent on the page? (use the WhatFont add-on or your browser's developer tools to inspect this).</text:p>
        </text:list-item>
      </text:list>
      <text:p text:style-name="P1"/>
      <text:p text:style-name="P1">Helvetica, helvetica neue, arial, "lucida grande," and sans-serif.</text:p>
      <text:p text:style-name="P1"/>
      <text:list xml:id="list1198938742" text:continue-numbering="true" text:style-name="L1">
        <text:list-item>
          <text:p text:style-name="P4">How do these font families contribute to or take away from the site's flow?</text:p>
        </text:list-item>
      </text:list>
      <text:p text:style-name="P1"><text:soft-page-break/></text:p>
      <text:p text:style-name="P1">They contribute to the site's sense of consistency and order.</text:p>
      <text:p text:style-name="P1"/>
      <text:list xml:id="list1329837269" text:continue-numbering="true" text:style-name="L1">
        <text:list-item>
          <text:p text:style-name="P4">How do the line spacings, sizes and weights contribute to or take away from the site's flow?</text:p>
        </text:list-item>
      </text:list>
      <text:p text:style-name="P1"/>
      <text:p text:style-name="P1">This is done well. <text:s/>The Photos heading is in a larger font than the sections within it, and then the heading for the active section is in a different color (black) than the heading for the non-active sections, which are blue. <text:s/>In general, the text on this page is given less importance than the photos, which is good, because that's what a visitor to this page is primarily interested in.</text:p>
      <text:p text:style-name="P1"/>
      <text:list xml:id="list170642383" text:continue-numbering="true" text:style-name="L1">
        <text:list-item>
          <text:p text:style-name="P5">What would you improve to achieve a better hierarchy or flow?</text:p>
        </text:list-item>
      </text:list>
      <text:p text:style-name="P2"><text:line-break/>I would have the default sub-heading under the Photos section be Albums, instead of Photos of You. <text:s/>I think the Albums section is more organized, it allows the user to filter through photos from a top-down manner instead of starting the tour of the photos section with the random photos in the Photos of You section. <text:s/>That said, the way the section is laid out now works fine, I like this page much better than the About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n Camacho</meta:initial-creator>
    <meta:creation-date>2015-04-19T04:44:33</meta:creation-date>
    <dc:date>2015-04-28T12:01:43</dc:date>
    <dc:creator>Adan Camacho</dc:creator>
    <meta:editing-duration>PT26M23S</meta:editing-duration>
    <meta:editing-cycles>4</meta:editing-cycles>
    <meta:generator>OpenOffice/4.1.1$Unix OpenOffice.org_project/411m6$Build-9775</meta:generator>
    <meta:document-statistic meta:table-count="0" meta:image-count="0" meta:object-count="0" meta:page-count="2" meta:paragraph-count="21" meta:word-count="623" meta:character-count="3469"/>
  </office:meta>
</office:document-meta>
</file>